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1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lhouette</text:p>
          </table:table-cell>
          <table:table-cell office:value-type="string" calcext:value-type="string">
            <text:p>alone or together</text:p>
          </table:table-cell>
          <table:table-cell office:value-type="string" calcext:value-type="string">
            <text:p>postur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urldat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alone_ly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m%C3%A4dchen-festlegung-kinder-571199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iqsels.com/en/public-domain-photo-ovnhq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rau-blondine-liegen-2967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liegeposition-festlegung-434289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schlafenden-mann-nap-124599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planke-abs-sport-fitness-27930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y.org/17052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xclude</text:p>
          </table:table-cell>
        </table:table-row>
        <table:table-row table:style-name="ro1">
          <table:table-cell office:value-type="string" calcext:value-type="string">
            <text:p>alone_mov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zh/photos/child-running-kid-in-park-456003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lone_mov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ru/photos/%D0%BC%D0%B0%D0%BB%D1%8C%D1%87%D0%B8%D0%BA-%D1%85%D0%BE%D0%B4%D1%8C%D0%B1%D0%B0-%D0%BF%D1%80%D0%BE%D1%81%D0%B5%D0%BB%D0%BE%D1%87%D0%BD%D0%B0%D1%8F-%D0%B4%D0%BE%D1%80%D0%BE%D0%B3%D0%B0-74652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exclude</text:p>
          </table:table-cell>
        </table:table-row>
        <table:table-row table:style-name="ro1">
          <table:table-cell office:value-type="string" calcext:value-type="string">
            <text:p>alone_mov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photos/jeu-d-enfant-enfant-peu-heureux-176193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illustrations/enfant-de-gymnastique-gar%C3%A7on-47701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hotos/jump-rope-girl-jump-jumping-57466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exels.com/photo/person-on-seashore-137183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exels License</text:p>
          </table:table-cell>
          <table:table-cell office:value-type="string" calcext:value-type="string">
            <text:p>exclude</text:p>
          </table:table-cell>
        </table:table-row>
        <table:table-row table:style-name="ro1">
          <table:table-cell office:value-type="string" calcext:value-type="string">
            <text:p>alone_moving_child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ru/photos/%D0%B2%D0%B5%D0%BB%D0%BE%D1%81%D0%BF%D0%BE%D1%80%D1%82-%D1%86%D0%B8%D0%BA%D0%BB-%D0%BD%D0%B5%D0%B1%D0%BE-%D0%BB%D0%B8%D0%B2%D0%B5%D0%BD%D1%8C-%D0%B4%D0%B5%D0%B2%D1%83%D1%88%D0%BA%D0%B0-536064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sk/photos/diev%C4%8Da-more-pl%C3%A1%C5%BE-leto-jumping-149476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lone_moving_child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de/photo/109297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lone_moving_child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unsplash.com/photos/hRdVSYpffas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Unsplash Licens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lone_moving_child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hund-tier-rot-h%C3%BCndchen-pet-118077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kalb-alpweide-kuh-schweiz-3831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r-dancing-27734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fr/photo/1271114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-dancing-202454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carefree-dance-dancing-female-girl-1299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dress-female-girl-human-people-202686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girl-pose-posing-18015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female-girl-human-silhouette-woman-202258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vectors/vrouw-fitness-silhouet-gezondheid-522074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72712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ko/vectors/%EC%84%A0%EC%88%98-%EC%9C%A1%EC%83%81-%EC%97%AC%EC%84%B1-%EC%9D%B4%EB%8F%99-%EC%88%98%ED%95%99-20268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hotos/woman-young-person-blonde-glasses-5125802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de/photo/739312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silhouette-see-himmel-dunkel-494044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ballett-tanzen-springen-328031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girl-skateboard-silhouette-sports-520806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vectors/silhueta-cozinha-alimentos-325710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fi/photo/23886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xclude</text:p>
          </table:table-cell>
        </table:table-row>
        <table:table-row table:style-name="ro1">
          <table:table-cell office:value-type="string" calcext:value-type="string">
            <text:p>alone_moving_fe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y.org/785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eplace</text:p>
          </table:table-cell>
        </table:table-row>
        <table:table-row table:style-name="ro1">
          <table:table-cell office:value-type="string" calcext:value-type="string">
            <text:p>alone_moving_fe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esch%C3%A4ft-frau-wandern-3292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dame-frau-weiblich-m%C3%A4dchen-27472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oledance-pole-rocktepole-powerfrau-19764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rollerderby-skate-inliner-erholung-1122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euer-t%C3%A4nzerin-feuer-k%C3%BCnstler-55825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wasser-kanister-k%C3%B6nnen-3395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turnerin-sportler-training-531425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thlet-fahrrad-sport-radfahren-50553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menschliche-springen-sprung-20277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skateboard-silhouette-573349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reisen-koffer-silhouette-31131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manager-weg-termin-34972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ergsteiger-bergsteigen-299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radfahrer-fahrrad-fahrt-fahrzeug-40989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27518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gaukler-trick-magier-magie-121685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ublicdomainvectors.org/de/kostenlose-vektorgrafiken/M%C3%A4nnliche-L%C3%A4ufer-silhouette/68932.html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jump-jumping-vektor-274543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animal-cavalo-masculino-homem-20226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illustrations/%EB%82%A8%EC%9E%90-%EC%8B%A4%EB%A3%A8%EC%97%A3-%EC%9C%A1%EC%83%81-%EC%84%A0%EC%88%98-11465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tr/vectors/siluet-al%C4%B1%C5%9Fveri%C5%9F-%C3%A7anta-adam-32595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trabajo-silueta-empujando-entrega-28312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1%D0%BA%D0%B5%D0%B9%D1%82%D0%B1%D0%BE%D1%80%D0%B4-%D1%81%D0%BA%D0%B5%D0%B9%D1%82%D0%B1%D0%BE%D1%80%D0%B4%D0%B8%D0%BD%D0%B3%D0%B0-%D1%81%D0%B8%D0%BB%D1%83%D1%8D%D1%82-3570896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fitness-homem-silhueta-esportes-5207071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kellner-halten-luxus-3257132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mann-wandern-zuversichtlich-2759950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walking-man-fashion-30739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wandern-mann-m%C3%A4nnlich-abbildung-1497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32200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de/photo/760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80%E3%83%B3%E3%82%B9-3311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u%C3%9Fball-fu%C3%9Fballer-alt-mann-456238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leichtathletik-stabhochsprung-sport-6511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einkaufswagen-552448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-boying-brechen-breakdance-tanz-41372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otorrad-rennrad-geschwindigkeit-3846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other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l/vectors/sylwetka-kobieta-fotograf-kobiet-555945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hotos/crying-baby-child-emotion-sad-45504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exclude</text:p>
          </table:table-cell>
        </table:table-row>
        <table:table-row table:style-name="ro1">
          <table:table-cell office:value-type="string" calcext:value-type="string">
            <text:p>alone_sitt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%C3%A4dchen-kinder-spielen-lkw-schmutz-34432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buch-junge-studium-isoliert-31651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junge-sitzen-stra%C3%9Fe-natur-74652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exclude</text:p>
          </table:table-cell>
        </table:table-row>
        <table:table-row table:style-name="ro1">
          <table:table-cell office:value-type="string" calcext:value-type="string">
            <text:p>alone_sitting_child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junge-kinder-kind-klettern-608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exclude</text:p>
          </table:table-cell>
        </table:table-row>
        <table:table-row table:style-name="ro1">
          <table:table-cell office:value-type="string" calcext:value-type="string">
            <text:p>alone_sitting_child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illustrations/fischerjunge-kontur-startseite-146420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exclude</text:p>
          </table:table-cell>
        </table:table-row>
        <table:table-row table:style-name="ro1">
          <table:table-cell office:value-type="string" calcext:value-type="string">
            <text:p>alone_sitt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0294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bg/vectors/%D1%83%D0%BF%D1%80%D0%B0%D0%B6%D0%BD%D0%B5%D0%BD%D0%B8%D0%B5-%D0%B6%D0%B5%D0%BD%D0%B0-%D1%84%D0%B8%D1%82%D0%BD%D0%B5%D1%81-%D0%BC%D0%BE%D0%BC%D0%B8%D1%87%D0%B5-202943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m%C3%A4dchen-menschliche-183746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buch-lesung-silhouette-sitzen-12963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otografie-silhouette-573394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sitzen-anlegestelle-182270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itarre-gitarrist-331905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yoga-jung-frau-31374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routenplaner-bewerten-bewertung-36430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B6nche-beten-gebet-bangkok-asien-182256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gebet-beter-abbildung-religi%C3%B6s-12697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exclude</text:p>
          </table:table-cell>
        </table:table-row>
        <table:table-row table:style-name="ro1">
          <table:table-cell office:value-type="string" calcext:value-type="string">
            <text:p>alone_sitt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e-silhouette-menschen-lage-347594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y.org/48524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bildung-buch-pr%C3%BCfung-313523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chlange-charmeur-silhouette-indian-36524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alter-mann-zeitung-warten-lesung-251400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o-%C3%A0-procura-mar-ver%C3%A3o-15792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leinkind-kinder-kind-spielen-23846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a-crian%C3%A7a-bonito-fundo-verde-1384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teleskop-blick-%C3%BCberwachung-fernglas-46967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divers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diverse/other</text:p>
          </table:table-cell>
          <table:table-cell office:value-type="string" calcext:value-type="string">
            <text:p>https://pixabay.com/el/photos/%CF%83%CE%B9%CE%BB%CE%BF%CF%85%CE%AD%CF%84%CE%B1-%CE%AC%CE%BD%CE%B8%CF%81%CF%89%CF%80%CE%BF%CF%82-%CE%B1%CE%B3%CE%AC%CF%80%CE%B7-%CE%B6%CE%B5%CF%85%CE%B3%CE%AC%CF%81%CE%B9-530934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exclude</text:p>
          </table:table-cell>
        </table:table-row>
        <table:table-row table:style-name="ro1">
          <table:table-cell office:value-type="string" calcext:value-type="string">
            <text:p>alone_stand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de-de/foto/frau-die-surfbrett-halt-das-an-der-kuste-wahrend-des-sonnenuntergangs-steht-11108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alone_stand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silhouette-sonne-417730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exclude</text:p>
          </table:table-cell>
        </table:table-row>
        <table:table-row table:style-name="ro1">
          <table:table-cell office:value-type="string" calcext:value-type="string">
            <text:p>alone_stand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id/vectors/perempuan-gadis-bayangan-hitam-202385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es/vectors/mujer-ni%C3%B1a-silueta-se%C3%B1alando-57597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vrouw-geluk-sunrise-silhouet-jurk-5708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photo/silhouette-photo-of-woman-against-during-golden-hour-3985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alone_stand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woman-female-girl-human-people-285900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abbildung-schlank-1497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yoga-stand-in-den-h%C3%A4nden-silhouette-21494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irth-child-female-fetus-girl-2025603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wanderer-stehen-abend-person-2127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nd-freiheit-horizont-mann-183519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ischerei-sonnenuntergang-fischer-493321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guitarra-m%C3%BAsica-silueta-m%C3%BAsico-469416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bg/vectors/%D0%BC%D1%8A%D0%B6-%D1%87%D0%BE%D0%B2%D0%B5%D0%BA-%D1%81%D0%B8%D0%BB%D1%83%D0%B5%D1%82-%D1%85%D0%BE%D1%80%D0%B0-%D1%87%D0%BE%D0%B2%D0%B5%D1%88%D0%BA%D0%BE%D1%82%D0%BE-524041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illustrations/mann-silhuetter-flytte-sett-bakfra-20847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93%E3%82%B8%E3%83%8D%E3%82%B9%E3%81%AE%E7%94%B7%E6%80%A7-%E8%A9%B1%E3%81%99-342546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hombre-de-negocios-buscando-32656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t/illustrations/silhouette-uomo-uomo-da-solo-54032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freesvg.org/man-heavin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commons.wikimedia.org/wiki/File:Man_standing_silhouette.sv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vectors/silhouette-drikke-kaffe-break-32998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llustrations/man-silhouette-man-alone-freedom-540328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thinking-man-male-people-2945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laptop-silhouette-computer-42548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man-zak-ge%C3%AFsoleerde-31259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ro/view-image.php?image=240069&amp;picture=intrebandu-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4%D0%BE%D1%82%D0%BE%D0%B3%D1%80%D0%B0%D1%84-%D0%B8%D0%B7%D0%BE%D0%BB%D0%B8%D1%80%D0%BE%D0%B2%D0%B0%D0%BD%D0%BD%D1%8B%D1%85-%D1%81%D0%B8%D0%BB%D1%83%D1%8D%D1%82-dslr-339341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man-standing-waiting-bag-360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viajante-dedo-caminhante-310546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artista-desenho-p%C3%A9-pintor-369528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mann-junge-menschen-129935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homme-d-affaires-318660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ru/photo/846932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alone_stand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old-man-senior-bast%C3%B3n-314673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vectors/%EA%B5%AC%EC%A1%B0-%EB%85%B8%EB%8F%99%EC%9E%90-%EA%B1%B4%EB%AC%BC-%EC%B0%B8%EA%B3%A0-282455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gesch%C3%A4ftsmann-suchen-33038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musiker-musiker-jazz-33704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es/photos/%C3%A1frica-ni%C3%B1as-juegos-ruanda-salto-105485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tra%C3%9Fe-ferne-st%C3%BCtzend-114967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id/photo/67958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tr/photo/2651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exels.com/nb-no/bilde/609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illustrations/kinder-silhouette-feier-tanz-329710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basketball-spiel-kugel-sport-149586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tr/vectors/arkada%C5%9Flar-al%C4%B1%C5%9Fveri%C5%9F-t%C3%BCketim-k%C4%B1zlar-349831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photos/mulheres-andar-rua-meninas-56286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o/photos/kvinner-personlig-tur-g%C3%A5-walkies-89006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erson-frau-zusammen-zwei-frauen-33822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piggy-back-vrouwen-meisjes-48912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schudden-handen-business-31865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se/view-image.php?image=257704&amp;picture=kontor-affar-arbete-mote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debout-d-affaires-31216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consolida%C3%A7%C3%A3o-de-equipe-33038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dancing-couple-full-moon-ballerina-315608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silhouetten-570881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gruppe-210313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volleyball-strand-5560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mann-frau-alt-zusammen-457523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7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5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2606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09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svgsilh.com/de/image/2029800.html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gesch%C3%A4ftsmann-3258325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beziehung-122616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high-five-springen-silhouette-mann-457276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vorschlagen-481481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ublicdomainvectors.org/de/kostenlose-vektorgrafiken/Jungen-und-M%C3%A4dchen-zu-Fu%C3%9F-silhouette/69215.html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wandern-weiblich-32595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tochter-familie-vater-202980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tier-hund-weiblich-m%C3%A4dchen-202555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silhouette-paar-menschen-mann-frau-24803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baby-kinder-familie-weiblich-272713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wandern-hund-frauen-menschen-279721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wandern-hund-frauen-325835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landleben-mann-kind-esel-kuh-469711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yanmar-menschen-birma-asien-4670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rotest-blm-schwarze-leben-materie-1567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auto-baum-stra%C3%9Fe-verkehrssystem-310706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www.hippopx.com/en/man-woman-boy-girl-cycling-fun-happy-10957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mixed_mixed1</text:p>
          </table:table-cell>
          <table:table-cell office:value-type="string" calcext:value-type="string">
            <text:p>together</text:p>
          </table:table-cell>
          <table:table-cell table:number-columns-repeated="2"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vectors/zuneigung-junge-freund-weiblich-202620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enschen-kinder-m%C3%A4dchen-reden-76315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pielen-gl%C3%BCcklich-kindheit-50872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rauen-asiatische-posieren-modelle-42224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alte-frau-%C3%A4ltere-menschen-menschen-55860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ch%C3%BCtteln-h%C3%A4nde-gesch%C3%A4ft-318656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b%C3%BCro-gesch%C3%A4ft-arbeit-treffen-349328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tehen-gesch%C3%A4ft-laptop-312162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orchester-musik-musiker-instrument-338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-building-33038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lte-m%C3%A4nner-3391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orchester-musiker-musik-95373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74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aar-mann-frau-zwei-zusammen-69004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exclude</text:p>
          </table:table-cell>
        </table:table-row>
        <table:table-row table:style-name="ro1">
          <table:table-cell office:value-type="string" calcext:value-type="string">
            <text:p>together_stat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romantik-31826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aar-kuss-liebe-romantik-481628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exclude</text:p>
          </table:table-cell>
        </table:table-row>
        <table:table-row table:style-name="ro1">
          <table:table-cell office:value-type="string" calcext:value-type="string">
            <text:p>together_stat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freund-paar-weiblich-freundin-202749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hochzeit-ehe-489958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--beziehung-m%C3%A4nner-frauen-279551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dalian-paare-silhouette-liebe-kuss-179357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exclude</text:p>
          </table:table-cell>
        </table:table-row>
        <table:table-row table:style-name="ro1">
          <table:table-cell office:value-type="string" calcext:value-type="string">
            <text:p>together_stat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familie-pier-mann-frau-kinder-5915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vater-eltern-mann-m%C3%A4nnlich-junge-180151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alte-%C3%A4ltere-menschen-mann-258287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disziplin-w%C3%BCtend-frau-mutter-41450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kaffee-sitzen-369604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kaufmann-gesch%C3%A4ftsfrau-374500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ilhouette-familie-landschaft-natur-192365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exclude</text:p>
          </table:table-cell>
        </table:table-row>
        <table:table-row table:style-name="ro1">
          <table:table-cell office:value-type="string" calcext:value-type="string">
            <text:p>together_stat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%EE%A4%92-silhouette-universit%C3%A4t-studenten-31054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ch1</text:p>
          </table:table-cell>
          <table:table-cell table:number-columns-repeated="3"/>
          <table:table-cell office:value-type="string" calcext:value-type="string">
            <text:p>https://pixabay.com/ko/photos/%EB%A1%9C%EB%B4%87-%EC%9D%BC%EB%B3%B8-%EC%9D%BC%EB%B3%B8%EC%96%B4-%EC%82%AC%EC%9D%B4%EB%B2%84-16636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.00.0000</text:date>, <text:time style:data-style-name="N2" text:time-value="18:41:49.09474969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rith Uhde</meta:initial-creator>
    <meta:creation-date>2021-01-12T16:42:24.206117734</meta:creation-date>
    <dc:date>2021-03-03T19:10:13.425728842</dc:date>
    <dc:creator>Alarith Uhde</dc:creator>
    <meta:editing-duration>P3DT7H13M47S</meta:editing-duration>
    <meta:editing-cycles>362</meta:editing-cycles>
    <meta:generator>LibreOffice/6.1.5.2$Linux_X86_64 LibreOffice_project/10$Build-2</meta:generator>
    <meta:document-statistic meta:table-count="1" meta:cell-count="1739" meta:object-count="0"/>
  </office:meta>
</office:document-meta>
</file>